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ans Light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DejaVu Sans Light"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ans Light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ans Light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Light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Light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14" style:family="paragraph" style:parent-style-name="Standard" style:list-style-name="L6">
      <style:paragraph-properties fo:text-align="justify" style:justify-single-word="false"/>
      <style:text-properties fo:color="#000000" style:font-name="DejaVu Sans Light" fo:font-style="normal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DejaVu Sans Light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7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2323dc" style:font-name="DejaVu Sans Light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000000" style:font-name="DejaVu Sans Light" fo:font-style="normal" style:font-style-asian="normal" style:font-style-complex="normal"/>
    </style:style>
    <style:style style:name="T2" style:family="text">
      <style:text-properties fo:color="#000000" style:font-name="DejaVu Sans Light" fo:font-style="italic" style:font-style-asian="italic" style:font-style-complex="italic"/>
    </style:style>
    <style:style style:name="T3" style:family="text">
      <style:text-properties fo:color="#000000" style:font-name="DejaVu Sans Ligh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323dc"/>
    </style:style>
    <style:style style:name="T9" style:family="text">
      <style:text-properties fo:color="#2323dc" fo:font-weight="bold" style:font-weight-asian="bold" style:font-weight-complex="bold"/>
    </style:style>
    <style:style style:name="T10" style:family="text">
      <style:text-properties fo:color="#2323dc" style:font-name="FreeMono"/>
    </style:style>
    <style:style style:name="T11" style:family="text">
      <style:text-properties fo:color="#2323dc" style:font-name="FreeMono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ALYSE FONCTIONNELLE APPLICATION WEB (GUIWI)</text:p>
      <text:p text:style-name="P7"/>
      <text:p text:style-name="P7"/>
      <text:p text:style-name="P4">L'activité consiste à intégrer de manière <text:span text:style-name="T6">hebdomadaire</text:span> les différents composants logiciels permettant le bon fonctionnement de la STB. Nous vérifions idéalement, qu'il n'y ait pas de <text:span text:style-name="T6">régression</text:span> sur la STB à chaque modification du code source. Pour cela, des scripts de tests d'intégration sont exécutés <text:span text:style-name="T4">(industriellement non stop)</text:span>.</text:p>
      <text:p text:style-name="P4">Nous souhaitons mettre en place un outil capable d'analyser les résultats de ces tests et générer des rapports de qualité sur la stabilité et le fonctionnement de la STB (logiciel) .</text:p>
      <text:p text:style-name="P4">Nous appellerons cet outil GUIWI.</text:p>
      <text:p text:style-name="P4"/>
      <text:p text:style-name="P5">Objectif :</text:p>
      <text:p text:style-name="P4"/>
      <text:p text:style-name="P4">Mettre en place un outil pour le <text:span text:style-name="T6">suivi</text:span>, <text:span text:style-name="T6">l'analyse</text:span> et la <text:span text:style-name="T6">publication</text:span> des résultats des tests <text:span text:style-name="T4">(automatisés) </text:span><text:span text:style-name="T5">d'intégration.</text:span></text:p>
      <text:p text:style-name="P1"/>
      <text:p text:style-name="P1"><text:span text:style-name="T6">Pourquoi ce besoin </text:span>:</text:p>
      <text:p text:style-name="P1"/>
      <text:p text:style-name="P1">Auparavant les tests d'intégration étaient effectués <text:span text:style-name="T7">manuellement</text:span>. Le nombre de tests réalisé de cette manière était statistiquement et qualitativement faible. Les nouveaux tests industriels génèrent de nombreux résultats dont l'analyse est <text:span text:style-name="T6">coûteux en temps</text:span>. <text:s/></text:p>
      <text:p text:style-name="P1"/>
      <text:p text:style-name="P1"/>
      <text:p text:style-name="P1"><text:span text:style-name="T6">FONCTIONNALITÉS OBLIGATOIRES</text:span></text:p>
      <text:p text:style-name="P1"/>
      <text:list xml:id="list13822977011" text:style-name="L1">
        <text:list-item>
          <text:p text:style-name="P9"><text:span text:style-name="T6">Collecter</text:span> toutes les <text:span text:style-name="T6">mesures</text:span> réalisées par le robot qui lance les tests</text:p>
        </text:list-item>
        <text:list-item>
          <text:p text:style-name="P9"><text:span text:style-name="T6">Extraire</text:span> les <text:span text:style-name="T6">informations</text:span> <text:span text:style-name="T6">pertinentes</text:span> pour chaque mesure</text:p>
        </text:list-item>
        <text:list-item>
          <text:p text:style-name="P9"><text:span text:style-name="T6">Classer</text:span> les informations pertinentes par catégorie (APPLICATION, TV, …)</text:p>
        </text:list-item>
        <text:list-item>
          <text:p text:style-name="P9"><text:span text:style-name="T6">Afficher</text:span> les résultats (voir <text:span text:style-name="T9">SPEC-UI</text:span>)</text:p>
          <text:p text:style-name="P9">Disponible par la commande <text:tab/><text:line-break/><text:span text:style-name="T10">hg clone ssh://hg@dorade/sfr/testing/gui/guiwi-doc</text:span></text:p>
          <text:p text:style-name="P9"><text:span text:style-name="T10"/></text:p>
        </text:list-item>
        <text:list-item>
          <text:p text:style-name="P9"><text:span text:style-name="T6">Agréger</text:span> les résultats (<text:span text:style-name="T8">Définir SPEC</text:span>, <text:span text:style-name="T6">ACTION</text:span>=Laurent PETITJEAN)</text:p>
        </text:list-item>
      </text:list>
      <text:p text:style-name="P1"/>
      <text:p text:style-name="P2">FONCTIONNALITÉS DÉTAILLÉES</text:p>
      <text:p text:style-name="P1"/>
      <text:p text:style-name="P18">COLLECTER TOUTES LES MESURES</text:p>
      <text:list xml:id="list67697537" text:style-name="L4">
        <text:list-item>
          <text:p text:style-name="P12">Les rapports de chaque test réalisé par le robot doivent être classer selon une arborescence fixe (nom_du_projet/version/) <text:line-break/><text:span text:style-name="T6">ACTION</text:span>=Laurent PETITJEAN</text:p>
        </text:list-item>
        <text:list-item>
          <text:p text:style-name="P12">L'ordre de la séquence des tests doit être connue</text:p>
        </text:list-item>
      </text:list>
      <text:p text:style-name="P1"/>
      <text:p text:style-name="P18">EXTRAIRE LES INFORMATIONS PERTINENTES</text:p>
      <text:list xml:id="list1495734441" text:style-name="L5">
        <text:list-item>
          <text:p text:style-name="P13">Le nom du test</text:p>
        </text:list-item>
        <text:list-item>
          <text:p text:style-name="P13">La date de début du test</text:p>
        </text:list-item>
        <text:list-item>
          <text:p text:style-name="P13">La date de fin du test</text:p>
        </text:list-item>
        <text:list-item>
          <text:p text:style-name="P13">Le résultat du test</text:p>
        </text:list-item>
        <text:list-item>
          <text:p text:style-name="P13"><text:soft-page-break/>Les dépendances sous-jacentes</text:p>
        </text:list-item>
      </text:list>
      <text:p text:style-name="P1"/>
      <text:p text:style-name="P18">CLASSER LES INFORMATIONS PERTINENTES</text:p>
      <text:list xml:id="list404343234" text:style-name="L6">
        <text:list-item>
          <text:p text:style-name="P14">Respecter les thèmes utilisateurs : APPLICATION, TV, Vidéo à la demande, TV à la demande, Réglages, OptionTV, Radios à la demande, Guide des programmes, Mode d'emploi, Mosaïque TV, Enregistrements, Médiacenter.</text:p>
        </text:list-item>
        <text:list-item>
          <text:p text:style-name="P14">Les mesures collectées doivent être stockée par catégorie</text:p>
        </text:list-item>
      </text:list>
      <text:p text:style-name="P1"/>
      <text:p text:style-name="P18">AFFICHER LES RÉSULTATS</text:p>
      <text:list xml:id="list608783105" text:style-name="L7">
        <text:list-item>
          <text:p text:style-name="P17"><text:span text:style-name="T1">Conforme à la spécification (voir SPEC-UI)<text:tab/></text:span></text:p>
          <text:p text:style-name="P17"><text:span text:style-name="T1">Disponible par la commande <text:tab/><text:line-break/></text:span><text:span text:style-name="T11">hg clone ssh://hg@dorade/sfr/testing/gui/guiwi-doc</text:span></text:p>
        </text:list-item>
        <text:list-item>
          <text:p text:style-name="P17"><text:span text:style-name="T1">La page de rendu des résultats doit être épurée, ergonomique, simple et facile à utiliser pour naviguer.</text:span></text:p>
        </text:list-item>
      </text:list>
      <text:p text:style-name="P1"/>
      <text:p text:style-name="P18">AGRÉGER LES RÉSULTATS</text:p>
      <text:p text:style-name="P1"><text:span text:style-name="T6">ACTION</text:span>=Laurent PETITJEAN</text:p>
      <text:p text:style-name="P1"/>
      <text:p text:style-name="P1"/>
      <text:p text:style-name="P1">Les avantages de GUIWI :</text:p>
      <text:p text:style-name="P1"/>
      <text:list xml:id="list1188529520" text:style-name="L2">
        <text:list-item>
          <text:p text:style-name="P16"><text:span text:style-name="T1">A chaque intégration, tout problème fonctionnel est très rapidement identifié </text:span><text:span text:style-name="T2">(</text:span><text:span text:style-name="T3">régression</text:span><text:span text:style-name="T2"> du logiciel)</text:span><text:span text:style-name="T1"> et ensuite une notification en temps réel est envoyée au développeur propriétaire.</text:span></text:p>
          <text:p text:style-name="P10"/>
        </text:list-item>
        <text:list-item>
          <text:p text:style-name="P16"><text:span text:style-name="T1">La dernière version stable du logiciel connue peut rapidement être obtenue </text:span><text:span text:style-name="T2">(pour tests, démonstration, ...) </text:span></text:p>
        </text:list-item>
      </text:list>
      <text:p text:style-name="P3"/>
      <text:p text:style-name="P2">Personnes Concernées</text:p>
      <text:p text:style-name="P1"/>
      <text:list xml:id="list843417109" text:style-name="L3">
        <text:list-item>
          <text:p text:style-name="P11">Développeurs</text:p>
        </text:list-item>
        <text:list-item>
          <text:p text:style-name="P11">Intégrateurs et testeurs</text:p>
        </text:list-item>
        <text:list-item>
          <text:p text:style-name="P11">Chefs de proje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 BOUABLE</meta:initial-creator>
    <meta:creation-date>2014-01-09T14:33:39</meta:creation-date>
    <dc:date>2014-01-10T15:41:43</dc:date>
    <dc:creator>Laurent PETITJEAN</dc:creator>
    <meta:editing-duration>PT2H35M25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2" meta:paragraph-count="41" meta:word-count="413" meta:character-count="2825" meta:non-whitespace-character-count="2466"/>
  </office:meta>
</office:document-meta>
</file>